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style:style style:name="P1" style:parent-style-name="內文" style:master-page-name="MP0" style:family="paragraph">
      <style:paragraph-properties fo:widows="2" fo:orphans="2" fo:break-before="column" fo:text-align="center" fo:margin-top="0.0694in" fo:margin-bottom="0.0694in" style:line-height-at-least="0.25in" fo:background-color="#FFFFFF"/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P2" style:parent-style-name="內文" style:family="paragraph">
      <style:paragraph-properties fo:widows="2" fo:orphans="2" fo:text-align="center" fo:margin-top="0.0694in" fo:margin-bottom="0.0694in" style:line-height-at-least="0.25in" fo:background-color="#FFFFFF"/>
    </style:style>
    <style:style style:name="T3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4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5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4pt"/>
    </style:style>
    <style:style style:name="T6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7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4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ableColumn10" style:family="table-column">
      <style:table-column-properties style:column-width="0.3027in" style:use-optimal-column-width="false"/>
    </style:style>
    <style:style style:name="TableColumn11" style:family="table-column">
      <style:table-column-properties style:column-width="0.177in" style:use-optimal-column-width="false"/>
    </style:style>
    <style:style style:name="TableColumn12" style:family="table-column">
      <style:table-column-properties style:column-width="0.1027in" style:use-optimal-column-width="false"/>
    </style:style>
    <style:style style:name="TableColumn13" style:family="table-column">
      <style:table-column-properties style:column-width="0.875in" style:use-optimal-column-width="false"/>
    </style:style>
    <style:style style:name="TableColumn14" style:family="table-column">
      <style:table-column-properties style:column-width="1.5159in" style:use-optimal-column-width="false"/>
    </style:style>
    <style:style style:name="TableColumn15" style:family="table-column">
      <style:table-column-properties style:column-width="0.6041in" style:use-optimal-column-width="false"/>
    </style:style>
    <style:style style:name="TableColumn16" style:family="table-column">
      <style:table-column-properties style:column-width="0.6888in" style:use-optimal-column-width="false"/>
    </style:style>
    <style:style style:name="TableColumn17" style:family="table-column">
      <style:table-column-properties style:column-width="0.268in" style:use-optimal-column-width="false"/>
    </style:style>
    <style:style style:name="TableColumn18" style:family="table-column">
      <style:table-column-properties style:column-width="0.3229in" style:use-optimal-column-width="false"/>
    </style:style>
    <style:style style:name="TableColumn19" style:family="table-column">
      <style:table-column-properties style:column-width="0.5902in" style:use-optimal-column-width="false"/>
    </style:style>
    <style:style style:name="TableColumn20" style:family="table-column">
      <style:table-column-properties style:column-width="0.5909in" style:use-optimal-column-width="false"/>
    </style:style>
    <style:style style:name="TableColumn21" style:family="table-column">
      <style:table-column-properties style:column-width="0.0437in" style:use-optimal-column-width="false"/>
    </style:style>
    <style:style style:name="TableColumn22" style:family="table-column">
      <style:table-column-properties style:column-width="0.2645in" style:use-optimal-column-width="false"/>
    </style:style>
    <style:style style:name="TableColumn23" style:family="table-column">
      <style:table-column-properties style:column-width="0.2819in" style:use-optimal-column-width="false"/>
    </style:style>
    <style:style style:name="TableColumn24" style:family="table-column">
      <style:table-column-properties style:column-width="0.6888in" style:use-optimal-column-width="false"/>
    </style:style>
    <style:style style:name="TableColumn25" style:family="table-column">
      <style:table-column-properties style:column-width="0.6895in" style:use-optimal-column-width="false"/>
    </style:style>
    <style:style style:name="TableColumn26" style:family="table-column">
      <style:table-column-properties style:column-width="0.45in" style:use-optimal-column-width="false"/>
    </style:style>
    <style:style style:name="TableColumn27" style:family="table-column">
      <style:table-column-properties style:column-width="0.1402in" style:use-optimal-column-width="false"/>
    </style:style>
    <style:style style:name="TableColumn28" style:family="table-column">
      <style:table-column-properties style:column-width="0.5909in" style:use-optimal-column-width="false"/>
    </style:style>
    <style:style style:name="TableColumn29" style:family="table-column">
      <style:table-column-properties style:column-width="0.543in" style:use-optimal-column-width="false"/>
    </style:style>
    <style:style style:name="TableColumn30" style:family="table-column">
      <style:table-column-properties style:column-width="0.5395in" style:use-optimal-column-width="false"/>
    </style:style>
    <style:style style:name="Table9" style:family="table">
      <style:table-properties style:width="10.2715in" fo:margin-left="0in" table:align="center"/>
    </style:style>
    <style:style style:name="TableRow31" style:family="table-row">
      <style:table-row-properties style:min-row-height="0.2777in" style:use-optimal-row-height="false"/>
    </style:style>
    <style:style style:name="TableCell32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style:vertical-align="baseline" fo:margin-top="0.025in" fo:margin-bottom="0.025in" fo:margin-left="0.1013in" fo:margin-right="0.1916in">
        <style:tab-stops/>
      </style:paragraph-properties>
      <style:text-properties fo:hyphenate="false"/>
    </style:style>
    <style:style style:name="T34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35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ableCell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style:vertical-align="baseline" fo:margin-top="0.025in" fo:margin-bottom="0.025in"/>
      <style:text-properties style:font-name="Times New Roman" style:font-name-asian="標楷體" style:font-name-complex="Times New Roman" fo:color="#FF0000" style:letter-kerning="true" style:font-size-complex="12pt" fo:hyphenate="false"/>
    </style:style>
    <style:style style:name="TableCell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style:vertical-align="baseline" fo:margin-top="0.025in" fo:margin-bottom="0.025in" fo:margin-right="0.0201in" fo:text-indent="-0.0319in"/>
      <style:text-properties fo:hyphenate="false"/>
    </style:style>
    <style:style style:name="T40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41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/>
    </style:style>
    <style:style style:name="T42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/>
    </style:style>
    <style:style style:name="T43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/>
    </style:style>
    <style:style style:name="TableCell4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style:snap-to-layout-grid="false" style:vertical-align="baseline" fo:margin-top="0.025in" fo:margin-bottom="0.025in"/>
      <style:text-properties style:font-name="Times New Roman" style:font-name-asian="標楷體" style:font-name-complex="Times New Roman" fo:color="#FF0000" style:letter-kerning="true" fo:font-size="11pt" style:font-size-asian="11pt" fo:hyphenate="false"/>
    </style:style>
    <style:style style:name="TableCell4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style:snap-to-layout-grid="false" style:vertical-align="baseline" fo:margin-top="0.025in" fo:margin-bottom="0.025in" fo:margin-left="-0.0416in" fo:margin-right="0.0201in">
        <style:tab-stops/>
      </style:paragraph-properties>
      <style:text-properties fo:hyphenate="false"/>
    </style:style>
    <style:style style:name="T48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49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5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style:snap-to-layout-grid="false" style:vertical-align="baseline" fo:margin-top="0.025in" fo:margin-bottom="0.025in"/>
      <style:text-properties fo:hyphenate="false"/>
    </style:style>
    <style:style style:name="T52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53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54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55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56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ableRow57" style:family="table-row">
      <style:table-row-properties style:min-row-height="0.2777in" style:use-optimal-row-height="false"/>
    </style:style>
    <style:style style:name="TableCell5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style:snap-to-layout-grid="false" style:vertical-align="baseline" fo:margin-top="0.025in" fo:margin-bottom="0.025in" fo:margin-left="0.1013in" fo:margin-right="0.191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style:snap-to-layout-grid="false" style:vertical-align="baseline" fo:margin-top="0.025in" fo:margin-bottom="0.025in" fo:text-indent="0.0347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style:vertical-align="baseline" fo:margin-top="0.025in" fo:margin-bottom="0.025in" fo:margin-right="0.0201in" fo:text-indent="-0.0319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text-align="center" style:vertical-align="baseline" fo:margin-top="0.025in" fo:margin-bottom="0.025in"/>
      <style:text-properties style:font-name="Times New Roman" style:font-name-asian="標楷體" style:font-name-complex="Times New Roman" fo:color="#FF0000" style:letter-kerning="true" fo:font-size="11pt" style:font-size-asian="11pt" fo:hyphenate="false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style:vertical-align="baseline" fo:margin-top="0.025in" fo:margin-bottom="0.025in" fo:margin-left="-0.0416in" fo:margin-right="0.0201in">
        <style:tab-stops/>
      </style:paragraph-properties>
      <style:text-properties fo:hyphenate="false"/>
    </style:style>
    <style:style style:name="T68" style:parent-style-name="預設段落字型" style:family="text">
      <style:text-properties style:font-name="Times New Roman" style:font-name-asian="標楷體" style:font-name-complex="Times New Roman" fo:letter-spacing="-0.0055in" style:letter-kerning="true" style:font-size-complex="12pt"/>
    </style:style>
    <style:style style:name="T69" style:parent-style-name="預設段落字型" style:family="text">
      <style:text-properties style:font-name="Times New Roman" style:font-name-asian="標楷體" style:font-name-complex="Times New Roman" fo:letter-spacing="-0.0055in" style:letter-kerning="true" fo:font-size="10pt" style:font-size-asian="10pt" style:font-size-complex="10pt"/>
    </style:style>
    <style:style style:name="TableCell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style:vertical-align="baseline" fo:margin-top="0.025in" fo:margin-bottom="0.025in"/>
      <style:text-properties fo:hyphenate="false"/>
    </style:style>
    <style:style style:name="T72" style:parent-style-name="預設段落字型" style:family="text">
      <style:text-properties style:font-name="Times New Roman" style:font-name-asian="標楷體" style:font-name-complex="Times New Roman" fo:color="#000000" fo:letter-spacing="-0.0041in" style:letter-kerning="true" style:font-size-complex="12pt"/>
    </style:style>
    <style:style style:name="T73" style:parent-style-name="預設段落字型" style:family="text">
      <style:text-properties style:font-name="Times New Roman" style:font-name-asian="標楷體" style:font-name-complex="Times New Roman" fo:color="#000000" fo:letter-spacing="-0.0138in" style:letter-kerning="true" style:font-size-complex="12pt"/>
    </style:style>
    <style:style style:name="T74" style:parent-style-name="預設段落字型" style:family="text">
      <style:text-properties style:font-name="Times New Roman" style:font-name-asian="標楷體" style:font-name-complex="Times New Roman" fo:color="#000000" fo:letter-spacing="-0.0041in" style:letter-kerning="true" style:font-size-complex="12pt"/>
    </style:style>
    <style:style style:name="T75" style:parent-style-name="預設段落字型" style:family="text">
      <style:text-properties style:font-name="Times New Roman" style:font-name-asian="標楷體" style:font-name-complex="Times New Roman" fo:color="#000000" fo:letter-spacing="-0.0041in" style:letter-kerning="true" style:font-size-complex="12pt"/>
    </style:style>
    <style:style style:name="T76" style:parent-style-name="預設段落字型" style:family="text">
      <style:text-properties style:font-name="Times New Roman" style:font-name-asian="標楷體" style:font-name-complex="Times New Roman" fo:color="#000000" fo:letter-spacing="-0.0041in" style:letter-kerning="true" style:font-size-complex="12pt"/>
    </style:style>
    <style:style style:name="TableRow77" style:family="table-row">
      <style:table-row-properties style:min-row-height="0.0486in" style:use-optimal-row-height="false"/>
    </style:style>
    <style:style style:name="TableCell7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text-align="center" style:vertical-align="baseline" fo:margin-left="-0.0486in" fo:margin-right="-0.075in" fo:text-indent="-0.0277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 style:vertical-align="baseline"/>
      <style:text-properties fo:hyphenate="false"/>
    </style:style>
    <style:style style:name="T82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3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4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5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6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7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8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8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 style:vertical-align="baseline" fo:margin-top="0.025in" fo:margin-bottom="0.025in"/>
      <style:text-properties fo:hyphenate="false"/>
    </style:style>
    <style:style style:name="T91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92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93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94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95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96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Row97" style:family="table-row">
      <style:table-row-properties style:min-row-height="0.1166in" style:use-optimal-row-height="false"/>
    </style:style>
    <style:style style:name="P98" style:parent-style-name="內文" style:family="paragraph">
      <style:paragraph-properties style:snap-to-layout-grid="false" fo:text-align="center" style:vertical-align="baseline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P99" style:parent-style-name="內文" style:family="paragraph">
      <style:paragraph-properties style:snap-to-layout-grid="false" style:vertical-align="baseline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2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2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123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Row124" style:family="table-row">
      <style:table-row-properties style:min-row-height="0.0402in" style:use-optimal-row-height="false"/>
    </style:style>
    <style:style style:name="TableCell12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5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15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155" style:family="table-row">
      <style:table-row-properties style:min-row-height="0.0402in" style:use-optimal-row-height="false"/>
    </style:style>
    <style:style style:name="TableCell15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15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8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8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18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185" style:family="table-row">
      <style:table-row-properties style:min-row-height="0.0402in" style:use-optimal-row-height="false"/>
    </style:style>
    <style:style style:name="TableCell18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18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1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1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21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215" style:family="table-row">
      <style:table-row-properties style:min-row-height="0.0402in" style:use-optimal-row-height="false"/>
    </style:style>
    <style:style style:name="TableCell21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21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style:vertical-align="baseline" fo:line-height="150%" fo:margin-left="-0.075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4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24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245" style:family="table-row">
      <style:table-row-properties style:min-row-height="0.125in" style:use-optimal-row-height="false"/>
    </style:style>
    <style:style style:name="TableCell24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24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7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27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275" style:family="table-row">
      <style:table-row-properties style:min-row-height="0.125in" style:use-optimal-row-height="false"/>
    </style:style>
    <style:style style:name="TableCell2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27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0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30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305" style:family="table-row">
      <style:table-row-properties style:min-row-height="0.125in" style:use-optimal-row-height="false"/>
    </style:style>
    <style:style style:name="TableCell30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30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style:vertical-align="baseline" fo:line-height="150%" fo:margin-left="-0.0041in" fo:margin-right="-0.075in" fo:text-indent="-0.0708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3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3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3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335" style:family="table-row">
      <style:table-row-properties style:min-row-height="0.125in" style:use-optimal-row-height="false"/>
    </style:style>
    <style:style style:name="TableCell33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33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6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36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365" style:family="table-row">
      <style:table-row-properties style:min-row-height="0.2597in" style:use-optimal-row-height="false"/>
    </style:style>
    <style:style style:name="TableCell36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style:vertical-align="baseline" fo:margin-top="0.0833in" fo:margin-bottom="0.0833in" fo:line-height="150%"/>
      <style:text-properties fo:hyphenate="false"/>
    </style:style>
    <style:style style:name="T368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8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39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39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393" style:family="table-row">
      <style:table-row-properties style:min-row-height="0.2in" style:use-optimal-row-height="false"/>
    </style:style>
    <style:style style:name="TableCell39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style:vertical-align="baseline" fo:margin-top="0.0333in" fo:margin-bottom="0.0333in" fo:line-height="150%"/>
      <style:text-properties fo:hyphenate="false"/>
    </style:style>
    <style:style style:name="T396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397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398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399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2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42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424" style:family="table-row">
      <style:table-row-properties style:min-row-height="0.477in" style:use-optimal-row-height="false"/>
    </style:style>
    <style:style style:name="TableCell425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 style:vertical-align="baseline" fo:line-height="150%"/>
      <style:text-properties fo:hyphenate="false"/>
    </style:style>
    <style:style style:name="T427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/>
    </style:style>
    <style:style style:name="TableCell42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style:vertical-align="baseline" fo:line-height="150%" fo:margin-left="0.0937in" fo:text-indent="-0.0937in">
        <style:tab-stops/>
      </style:paragraph-properties>
      <style:text-properties fo:hyphenate="false"/>
    </style:style>
    <style:style style:name="T430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31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32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33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3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 style:text-underline-type="single" style:text-underline-style="solid" style:text-underline-width="auto" style:text-underline-mode="continuous"/>
    </style:style>
    <style:style style:name="T43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 style:text-underline-type="single" style:text-underline-style="solid" style:text-underline-width="auto" style:text-underline-mode="continuous"/>
    </style:style>
    <style:style style:name="T43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 style:text-underline-type="single" style:text-underline-style="solid" style:text-underline-width="auto" style:text-underline-mode="continuous"/>
    </style:style>
    <style:style style:name="T43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 style:text-underline-type="single" style:text-underline-style="solid" style:text-underline-width="auto" style:text-underline-mode="continuous"/>
    </style:style>
    <style:style style:name="T43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 style:text-underline-type="single" style:text-underline-style="solid" style:text-underline-width="auto" style:text-underline-mode="continuous"/>
    </style:style>
    <style:style style:name="T439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P440" style:parent-style-name="內文" style:family="paragraph">
      <style:paragraph-properties style:snap-to-layout-grid="false" style:vertical-align="baseline" fo:line-height="150%" fo:margin-left="0.0937in" fo:text-indent="-0.0937in">
        <style:tab-stops/>
      </style:paragraph-properties>
      <style:text-properties fo:hyphenate="false"/>
    </style:style>
    <style:style style:name="T441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42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43" style:parent-style-name="預設段落字型" style:family="text">
      <style:text-properties style:font-name="標楷體" style:font-name-asian="標楷體" style:font-name-complex="Times New Roman" style:letter-kerning="true" fo:font-size="9pt" style:font-size-asian="9pt" style:font-size-complex="9pt"/>
    </style:style>
    <style:style style:name="T444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45" style:parent-style-name="預設段落字型" style:family="text">
      <style:text-properties style:font-name="標楷體" style:font-name-asian="標楷體" style:font-name-complex="Times New Roman" style:letter-kerning="true" fo:font-size="9pt" style:font-size-asian="9pt" style:font-size-complex="9pt"/>
    </style:style>
    <style:style style:name="T446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47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48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49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50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51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5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/>
    </style:style>
    <style:style style:name="T453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54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55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P456" style:parent-style-name="內文" style:family="paragraph">
      <style:paragraph-properties style:snap-to-layout-grid="false" style:vertical-align="baseline" fo:line-height="150%" fo:margin-left="0.0937in" fo:text-indent="-0.0937in">
        <style:tab-stops/>
      </style:paragraph-properties>
      <style:text-properties fo:hyphenate="false"/>
    </style:style>
    <style:style style:name="T457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58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459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46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style:vertical-align="baseline" fo:line-height="150%" fo:margin-left="-0.0736in" fo:margin-right="-0.0152in" fo:text-indent="0.0166in">
        <style:tab-stops/>
      </style:paragraph-properties>
      <style:text-properties style:font-name="Times New Roman" style:font-name-asian="標楷體" style:font-name-complex="Times New Roman" style:letter-kerning="true" fo:font-size="14pt" style:font-size-asian="14pt" style:font-size-complex="12pt" fo:hyphenate="false"/>
    </style:style>
    <style:style style:name="TableCell4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64" style:parent-style-name="內文" style:family="paragraph">
      <style:paragraph-properties style:snap-to-layout-grid="false" style:vertical-align="baseline" fo:line-height="150%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Row465" style:family="table-row">
      <style:table-row-properties style:min-row-height="0.3229in" style:use-optimal-row-height="false"/>
    </style:style>
    <style:style style:name="P466" style:parent-style-name="內文" style:family="paragraph">
      <style:paragraph-properties style:snap-to-layout-grid="false" fo:text-align="center" style:vertical-align="baseline"/>
      <style:text-properties style:font-name="Times New Roman" style:font-name-asian="標楷體" style:font-name-complex="Times New Roman" style:letter-kerning="true" fo:font-size="11pt" style:font-size-asian="11pt" fo:hyphenate="false"/>
    </style:style>
    <style:style style:name="P467" style:parent-style-name="內文" style:family="paragraph">
      <style:paragraph-properties style:snap-to-layout-grid="false" style:vertical-align="baseline" style:line-height-at-least="0.1388in" fo:margin-left="0.0937in" fo:text-indent="-0.0937in">
        <style:tab-stops/>
      </style:paragraph-properties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46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 style:vertical-align="baseline" fo:margin-left="-0.0736in" fo:margin-right="-0.0152in" fo:text-indent="0.0166in">
        <style:tab-stops/>
      </style:paragraph-properties>
      <style:text-properties style:font-name="Times New Roman" style:font-name-asian="標楷體" style:font-name-complex="Times New Roman" style:letter-kerning="true" fo:font-size="14pt" style:font-size-asian="14pt" style:font-size-complex="12pt" fo:hyphenate="false"/>
    </style:style>
    <style:style style:name="TableCell470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style:vertical-align="baseline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472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473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474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475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</office:automatic-styles>
  <office:body>
    <office:text text:use-soft-page-breaks="true">
      <text:p text:style-name="P1"/>
      <text:p text:style-name="P2"><text:span text:style-name="T3">國立暨南國際大學</text:span><text:span text:style-name="T4">　</text:span><text:span text:style-name="T5">高壓氣體特定設備/高壓氣體容器/第一種壓力容器</text:span><text:span text:style-name="T6"><text:s/></text:span><text:span text:style-name="T7">每月</text:span><text:span text:style-name="T8">定期檢點記錄表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4">
            <text:p text:style-name="P33"><text:span text:style-name="T34"><text:s text:c="2"/></text:span><text:span text:style-name="T35">負責單位</text:span></text:p>
          </table:table-cell>
          <table:covered-table-cell/>
          <table:covered-table-cell/>
          <table:covered-table-cell/>
          <table:table-cell table:style-name="TableCell36">
            <text:p text:style-name="P37">○○系</text:p>
          </table:table-cell>
          <table:table-cell table:style-name="TableCell38" table:number-columns-spanned="3">
            <text:p text:style-name="P39"><text:span text:style-name="T40">實驗場所名稱</text:span><text:span text:style-name="T41">(</text:span><text:span text:style-name="T42">編號</text:span><text:span text:style-name="T43">)</text:span></text:p>
          </table:table-cell>
          <table:covered-table-cell/>
          <table:covered-table-cell/>
          <table:table-cell table:style-name="TableCell44" table:number-columns-spanned="5">
            <text:p text:style-name="P45">○○實驗室(科二219)</text:p>
          </table:table-cell>
          <table:covered-table-cell/>
          <table:covered-table-cell/>
          <table:covered-table-cell/>
          <table:covered-table-cell/>
          <table:table-cell table:style-name="TableCell46" table:number-columns-spanned="5">
            <text:p text:style-name="P47"><text:span text:style-name="T48">危害通識標示</text:span><text:span text:style-name="T49">(GHS)</text:span></text:p>
          </table:table-cell>
          <table:covered-table-cell/>
          <table:covered-table-cell/>
          <table:covered-table-cell/>
          <table:covered-table-cell/>
          <table:table-cell table:style-name="TableCell50" table:number-columns-spanned="3">
            <text:p text:style-name="P51"><text:span text:style-name="T52"></text:span><text:span text:style-name="T53">有</text:span><text:span text:style-name="T54"><text:s/></text:span><text:span text:style-name="T55"></text:span><text:span text:style-name="T56">無</text:span>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壓力容器名稱</text:p>
          </table:table-cell>
          <table:covered-table-cell/>
          <table:covered-table-cell/>
          <table:covered-table-cell/>
          <table:table-cell table:style-name="TableCell60">
            <text:p text:style-name="P61"/>
          </table:table-cell>
          <table:table-cell table:style-name="TableCell62" table:number-columns-spanned="3">
            <text:p text:style-name="P63">型號</text:p>
          </table:table-cell>
          <table:covered-table-cell/>
          <table:covered-table-cell/>
          <table:table-cell table:style-name="TableCell64" table:number-columns-spanned="5">
            <text:p text:style-name="P65"/>
          </table:table-cell>
          <table:covered-table-cell/>
          <table:covered-table-cell/>
          <table:covered-table-cell/>
          <table:covered-table-cell/>
          <table:table-cell table:style-name="TableCell66" table:number-columns-spanned="5">
            <text:p text:style-name="P67"><text:span text:style-name="T68">安全資料表</text:span><text:span text:style-name="T69">(SDS)</text:span></text:p>
          </table:table-cell>
          <table:covered-table-cell/>
          <table:covered-table-cell/>
          <table:covered-table-cell/>
          <table:covered-table-cell/>
          <table:table-cell table:style-name="TableCell70" table:number-columns-spanned="3">
            <text:p text:style-name="P71"><text:span text:style-name="T72"></text:span><text:span text:style-name="T73">有，需三年更新</text:span><text:span text:style-name="T74"><text:s text:c="2"/></text:span><text:span text:style-name="T75"></text:span><text:span text:style-name="T76">無</text:span></text:p>
          </table:table-cell>
          <table:covered-table-cell/>
          <table:covered-table-cell/>
        </table:table-row>
        <table:table-row table:style-name="TableRow77">
          <table:table-cell table:style-name="TableCell78" table:number-rows-spanned="2">
            <text:p text:style-name="P79">項次</text:p>
          </table:table-cell>
          <table:table-cell table:style-name="TableCell80" table:number-columns-spanned="4" table:number-rows-spanned="2">
            <text:p text:style-name="P81"><text:span text:style-name="T82">檢</text:span><text:span text:style-name="T83"><text:s/></text:span><text:span text:style-name="T84">點</text:span><text:span text:style-name="T85"><text:s/></text:span><text:span text:style-name="T86">項</text:span><text:span text:style-name="T87"><text:s/></text:span><text:span text:style-name="T88">目</text:span></text:p>
          </table:table-cell>
          <table:covered-table-cell/>
          <table:covered-table-cell/>
          <table:covered-table-cell/>
          <table:table-cell table:style-name="TableCell89" table:number-columns-spanned="16">
            <text:p text:style-name="P90"><text:span text:style-name="T91">檢查結果</text:span><text:span text:style-name="T92">( <text:s text:c="2"/></text:span><text:span text:style-name="T93">年</text:span><text:span text:style-name="T94"><text:s text:c="3"/></text:span><text:span text:style-name="T95">月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7">
          <table:covered-table-cell>
            <text:p text:style-name="P98"/>
          </table:covered-table-cell>
          <table:covered-table-cell>
            <text:p text:style-name="P99"/>
          </table:covered-table-cell>
          <table:covered-table-cell/>
          <table:covered-table-cell/>
          <table:covered-table-cell/>
          <table:table-cell table:style-name="TableCell100">
            <text:p text:style-name="P101">1月</text:p>
          </table:table-cell>
          <table:table-cell table:style-name="TableCell102">
            <text:p text:style-name="P103">2月</text:p>
          </table:table-cell>
          <table:table-cell table:style-name="TableCell104" table:number-columns-spanned="2">
            <text:p text:style-name="P105">3月</text:p>
          </table:table-cell>
          <table:covered-table-cell/>
          <table:table-cell table:style-name="TableCell106">
            <text:p text:style-name="P107">4月</text:p>
          </table:table-cell>
          <table:table-cell table:style-name="TableCell108">
            <text:p text:style-name="P109">5月</text:p>
          </table:table-cell>
          <table:table-cell table:style-name="TableCell110" table:number-columns-spanned="3">
            <text:p text:style-name="P111">6月</text:p>
          </table:table-cell>
          <table:covered-table-cell/>
          <table:covered-table-cell/>
          <table:table-cell table:style-name="TableCell112">
            <text:p text:style-name="P113">7月</text:p>
          </table:table-cell>
          <table:table-cell table:style-name="TableCell114">
            <text:p text:style-name="P115">8月</text:p>
          </table:table-cell>
          <table:table-cell table:style-name="TableCell116" table:number-columns-spanned="2">
            <text:p text:style-name="P117">9月</text:p>
          </table:table-cell>
          <table:covered-table-cell/>
          <table:table-cell table:style-name="TableCell118">
            <text:p text:style-name="P119">10月</text:p>
          </table:table-cell>
          <table:table-cell table:style-name="TableCell120">
            <text:p text:style-name="P121">11月</text:p>
          </table:table-cell>
          <table:table-cell table:style-name="TableCell122">
            <text:p text:style-name="P123">12月</text:p>
          </table:table-cell>
        </table:table-row>
        <table:table-row table:style-name="TableRow124">
          <table:table-cell table:style-name="TableCell125">
            <text:p text:style-name="P126">1</text:p>
          </table:table-cell>
          <table:table-cell table:style-name="TableCell127" table:number-columns-spanned="2" table:number-rows-spanned="8">
            <text:p text:style-name="P128">使用重點</text:p>
          </table:table-cell>
          <table:covered-table-cell/>
          <table:table-cell table:style-name="TableCell129" table:number-columns-spanned="2">
            <text:p text:style-name="P130">本體有無損傷、變形</text:p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 table:number-columns-spanned="2">
            <text:p text:style-name="P136"/>
          </table:table-cell>
          <table:covered-table-cell/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 table:number-columns-spanned="3">
            <text:p text:style-name="P142"/>
          </table:table-cell>
          <table:covered-table-cell/>
          <table:covered-table-cell/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 table:number-columns-spanned="2">
            <text:p text:style-name="P148"/>
          </table:table-cell>
          <table:covered-table-cell/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2</text:p>
          </table:table-cell>
          <table:covered-table-cell>
            <text:p text:style-name="P158"/>
          </table:covered-table-cell>
          <table:covered-table-cell/>
          <table:table-cell table:style-name="TableCell159" table:number-columns-spanned="2">
            <text:p text:style-name="P160">蓋板螺栓有無損耗</text:p>
          </table:table-cell>
          <table:covered-table-cell/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 table:number-columns-spanned="2">
            <text:p text:style-name="P166"/>
          </table:table-cell>
          <table:covered-table-cell/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 table:number-columns-spanned="3">
            <text:p text:style-name="P172"/>
          </table:table-cell>
          <table:covered-table-cell/>
          <table:covered-table-cell/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 table:number-columns-spanned="2">
            <text:p text:style-name="P178"/>
          </table:table-cell>
          <table:covered-table-cell/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3</text:p>
          </table:table-cell>
          <table:covered-table-cell>
            <text:p text:style-name="P188"/>
          </table:covered-table-cell>
          <table:covered-table-cell/>
          <table:table-cell table:style-name="TableCell189" table:number-columns-spanned="2">
            <text:p text:style-name="P190">管及閥等有無損傷、洩漏</text:p>
          </table:table-cell>
          <table:covered-table-cell/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 table:number-columns-spanned="2">
            <text:p text:style-name="P196"/>
          </table:table-cell>
          <table:covered-table-cell/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 table:number-columns-spanned="3">
            <text:p text:style-name="P202"/>
          </table:table-cell>
          <table:covered-table-cell/>
          <table:covered-table-cell/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 table:number-columns-spanned="2">
            <text:p text:style-name="P208"/>
          </table:table-cell>
          <table:covered-table-cell/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4</text:p>
          </table:table-cell>
          <table:covered-table-cell>
            <text:p text:style-name="P218"/>
          </table:covered-table-cell>
          <table:covered-table-cell/>
          <table:table-cell table:style-name="TableCell219" table:number-columns-spanned="2">
            <text:p text:style-name="P220">壓力表及溫度計及其他安全裝置有無損傷</text:p>
          </table:table-cell>
          <table:covered-table-cell/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 table:number-columns-spanned="2">
            <text:p text:style-name="P226"/>
          </table:table-cell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 table:number-columns-spanned="3">
            <text:p text:style-name="P232"/>
          </table:table-cell>
          <table:covered-table-cell/>
          <table:covered-table-cell/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 table:number-columns-spanned="2">
            <text:p text:style-name="P238"/>
          </table:table-cell>
          <table:covered-table-cell/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5</text:p>
          </table:table-cell>
          <table:covered-table-cell>
            <text:p text:style-name="P248"/>
          </table:covered-table-cell>
          <table:covered-table-cell/>
          <table:table-cell table:style-name="TableCell249" table:number-columns-spanned="2">
            <text:p text:style-name="P250">不台支架有無嚴重腐蝕</text:p>
          </table:table-cell>
          <table:covered-table-cell/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 table:number-columns-spanned="2">
            <text:p text:style-name="P256"/>
          </table:table-cell>
          <table:covered-table-cell/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 table:number-columns-spanned="3">
            <text:p text:style-name="P262"/>
          </table:table-cell>
          <table:covered-table-cell/>
          <table:covered-table-cell/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 table:number-columns-spanned="2">
            <text:p text:style-name="P268"/>
          </table:table-cell>
          <table:covered-table-cell/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6</text:p>
          </table:table-cell>
          <table:covered-table-cell>
            <text:p text:style-name="P278"/>
          </table:covered-table-cell>
          <table:covered-table-cell/>
          <table:table-cell table:style-name="TableCell279" table:number-columns-spanned="2">
            <text:p text:style-name="P280">其他</text:p>
          </table:table-cell>
          <table:covered-table-cell/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 table:number-columns-spanned="2">
            <text:p text:style-name="P286"/>
          </table:table-cell>
          <table:covered-table-cell/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3">
            <text:p text:style-name="P292"/>
          </table:table-cell>
          <table:covered-table-cell/>
          <table:covered-table-cell/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 table:number-columns-spanned="2">
            <text:p text:style-name="P298"/>
          </table:table-cell>
          <table:covered-table-cell/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7</text:p>
          </table:table-cell>
          <table:covered-table-cell>
            <text:p text:style-name="P308"/>
          </table:covered-table-cell>
          <table:covered-table-cell/>
          <table:table-cell table:style-name="TableCell309" table:number-columns-spanned="2">
            <text:p text:style-name="P310"/>
          </table:table-cell>
          <table:covered-table-cell/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 table:number-columns-spanned="2">
            <text:p text:style-name="P316"/>
          </table:table-cell>
          <table:covered-table-cell/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 table:number-columns-spanned="3">
            <text:p text:style-name="P322"/>
          </table:table-cell>
          <table:covered-table-cell/>
          <table:covered-table-cell/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 table:number-columns-spanned="2">
            <text:p text:style-name="P328"/>
          </table:table-cell>
          <table:covered-table-cell/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8</text:p>
          </table:table-cell>
          <table:covered-table-cell>
            <text:p text:style-name="P338"/>
          </table:covered-table-cell>
          <table:covered-table-cell/>
          <table:table-cell table:style-name="TableCell339" table:number-columns-spanned="2">
            <text:p text:style-name="P340"/>
          </table:table-cell>
          <table:covered-table-cell/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 table:number-columns-spanned="2">
            <text:p text:style-name="P346"/>
          </table:table-cell>
          <table:covered-table-cell/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3">
            <text:p text:style-name="P352"/>
          </table:table-cell>
          <table:covered-table-cell/>
          <table:covered-table-cell/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 table:number-columns-spanned="2">
            <text:p text:style-name="P358"/>
          </table:table-cell>
          <table:covered-table-cell/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 table:number-columns-spanned="5">
            <text:p text:style-name="P367"><text:span text:style-name="T368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 table:number-columns-spanned="2">
            <text:p text:style-name="P374"/>
          </table:table-cell>
          <table:covered-table-cell/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 table:number-columns-spanned="3">
            <text:p text:style-name="P380"/>
          </table:table-cell>
          <table:covered-table-cell/>
          <table:covered-table-cell/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 table:number-columns-spanned="2">
            <text:p text:style-name="P386"/>
          </table:table-cell>
          <table:covered-table-cell/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 table:number-columns-spanned="5">
            <text:p text:style-name="P395"><text:span text:style-name="T396">檢查人員</text:span><text:span text:style-name="T397">(</text:span><text:span text:style-name="T398">每日或作業前</text:span><text:span text:style-name="T399">)</text:span></text:p>
          </table:table-cell>
          <table:covered-table-cell/>
          <table:covered-table-cell/>
          <table:covered-table-cell/>
          <table:covered-table-cell/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 table:number-columns-spanned="2">
            <text:p text:style-name="P405"/>
          </table:table-cell>
          <table:covered-table-cell/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 table:number-columns-spanned="3">
            <text:p text:style-name="P411"/>
          </table:table-cell>
          <table:covered-table-cell/>
          <table:covered-table-cell/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 table:number-columns-spanned="2">
            <text:p text:style-name="P417"/>
          </table:table-cell>
          <table:covered-table-cell/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 table:number-columns-spanned="2" table:number-rows-spanned="2">
            <text:p text:style-name="P426"><text:span text:style-name="T427">注意事項</text:span></text:p>
          </table:table-cell>
          <table:covered-table-cell/>
          <table:table-cell table:style-name="TableCell428" table:number-columns-spanned="10" table:number-rows-spanned="2">
            <text:p text:style-name="P429"><text:span text:style-name="T430">1.</text:span><text:span text:style-name="T431">依職業安全衛生管理辦法第</text:span><text:span text:style-name="T432">64</text:span><text:span text:style-name="T433">條實施，檢查週期：操作人員</text:span><text:span text:style-name="T434">每</text:span><text:span text:style-name="T435">月定期</text:span><text:span text:style-name="T436">檢點</text:span><text:span text:style-name="T437">1</text:span><text:span text:style-name="T438">次</text:span><text:span text:style-name="T439">。</text:span></text:p>
            <text:p text:style-name="P440"><text:span text:style-name="T441">2.</text:span><text:span text:style-name="T442">檢點結果應詳實紀錄，檢點結果正常打</text:span><text:span text:style-name="T443">ˇ</text:span><text:span text:style-name="T444">，異常打</text:span><text:span text:style-name="T445">x</text:span><text:span text:style-name="T446">，無此項目打</text:span><text:span text:style-name="T447">(</text:span><text:span text:style-name="T448">＊或／</text:span><text:span text:style-name="T449">)</text:span><text:span text:style-name="T450">，異常時</text:span><text:span text:style-name="T451">，請</text:span><text:span text:style-name="T452">立即報修</text:span><text:span text:style-name="T453">；無異常時，於</text:span><text:span text:style-name="T454">年</text:span><text:span text:style-name="T455">底送工作場所負責人簽章即可。</text:span></text:p>
            <text:p text:style-name="P456"><text:span text:style-name="T457">3.</text:span><text:span text:style-name="T458"><text:s/></text:span><text:span text:style-name="T459">本表單</text:span><text:span text:style-name="T460">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1" table:number-columns-spanned="5">
            <text:p text:style-name="P462">單位承辦人</text:p>
          </table:table-cell>
          <table:covered-table-cell/>
          <table:covered-table-cell/>
          <table:covered-table-cell/>
          <table:covered-table-cell/>
          <table:table-cell table:style-name="TableCell463" table:number-columns-spanned="4">
            <text:p text:style-name="P464"/>
          </table:table-cell>
          <table:covered-table-cell/>
          <table:covered-table-cell/>
          <table:covered-table-cell/>
        </table:table-row>
        <table:table-row table:style-name="TableRow465">
          <table:covered-table-cell>
            <text:p text:style-name="P466"/>
          </table:covered-table-cell>
          <table:covered-table-cell/>
          <table:covered-table-cell>
            <text:p text:style-name="P46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8" table:number-columns-spanned="5">
            <text:p text:style-name="P469">工作場所負責人(單位主管)</text:p>
          </table:table-cell>
          <table:covered-table-cell/>
          <table:covered-table-cell/>
          <table:covered-table-cell/>
          <table:covered-table-cell/>
          <table:table-cell table:style-name="TableCell470" table:number-columns-spanned="4">
            <text:p text:style-name="P471"/>
          </table:table-cell>
          <table:covered-table-cell/>
          <table:covered-table-cell/>
          <table:covered-table-cell/>
        </table:table-row>
      </table:table>
      <text:p text:style-name="P472"><text:span text:style-name="T473"><text:s text:c="8"/></text:span><text:span text:style-name="T474"><text:s text:c="50"/></text:span><text:span text:style-name="T475"><text:s text:c="1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grame" style:display-name="grame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蘇慧倚</meta:initial-creator>
    <dc:creator>許筱筑</dc:creator>
    <meta:creation-date>2018-04-23T09:53:00Z</meta:creation-date>
    <dc:date>2018-04-23T09:53:00Z</dc:date>
    <meta:print-date>2018-03-20T05:1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2" meta:character-count="684" meta:row-count="4" meta:non-whitespace-character-count="583"/>
  </office:meta>
</office:document-meta>
</file>